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cause for alarm. Make sure to take them on
one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/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member—focus them individually. Avoid
spreading your attacks out, and we'll bring
them 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ear, hear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/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/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/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/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